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PECUARIA HIDALGO E.I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26898720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659705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DRIGUEZ CAVERO, EDER J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98154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ELLANO VALDEZ, MARGOT GABRIEL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2499104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51.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04.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04.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ATOS PEKINES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41:0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